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5.718cm" fo:margin-left="0cm" table:align="left"/>
    </style:style>
    <style:style style:name="Tableau1.A" style:family="table-column">
      <style:table-column-properties style:column-width="4.092cm"/>
    </style:style>
    <style:style style:name="Tableau1.B" style:family="table-column">
      <style:table-column-properties style:column-width="7.408cm"/>
    </style:style>
    <style:style style:name="Tableau1.C" style:family="table-column">
      <style:table-column-properties style:column-width="2.187cm"/>
    </style:style>
    <style:style style:name="Tableau1.D" style:family="table-column">
      <style:table-column-properties style:column-width="4.022cm"/>
    </style:style>
    <style:style style:name="Tableau1.E" style:family="table-column">
      <style:table-column-properties style:column-width="8.008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028c0f" officeooo:paragraph-rsid="00028c0f"/>
    </style:style>
    <style:style style:name="P2" style:family="paragraph" style:parent-style-name="Table_20_Contents">
      <style:text-properties officeooo:rsid="00028c0f" officeooo:paragraph-rsid="0003d639"/>
    </style:style>
    <style:style style:name="P3" style:family="paragraph" style:parent-style-name="Table_20_Contents">
      <style:text-properties officeooo:rsid="00028c0f" officeooo:paragraph-rsid="000a7a7f"/>
    </style:style>
    <style:style style:name="P4" style:family="paragraph" style:parent-style-name="Table_20_Contents">
      <style:text-properties officeooo:rsid="00051c85" officeooo:paragraph-rsid="00051c85"/>
    </style:style>
    <style:style style:name="P5" style:family="paragraph" style:parent-style-name="Table_20_Contents">
      <style:text-properties officeooo:rsid="00051c85" officeooo:paragraph-rsid="00072c00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c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a0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be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c2b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c30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c85" officeooo:paragraph-rsid="00051c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c85" officeooo:paragraph-rsid="00072c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2c00" officeooo:paragraph-rsid="00072c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2c00" officeooo:paragraph-rsid="0014a0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8c0f" officeooo:paragraph-rsid="000ba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8c0f" officeooo:paragraph-rsid="000d1b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99c" officeooo:paragraph-rsid="000ec9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5a5e" officeooo:paragraph-rsid="00115a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710" officeooo:paragraph-rsid="001297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191" officeooo:paragraph-rsid="0012c1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7de" officeooo:paragraph-rsid="0012c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a0b7" officeooo:paragraph-rsid="0014a0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be0a" officeooo:paragraph-rsid="0014be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officeooo:rsid="000ba463" officeooo:paragraph-rsid="000ba463"/>
    </style:style>
    <style:style style:name="P26" style:family="paragraph" style:parent-style-name="Table_20_Contents">
      <style:paragraph-properties fo:text-align="start" style:justify-single-word="false"/>
      <style:text-properties fo:font-variant="normal" fo:text-transform="none" fo:color="#6f42c1" style:text-outline="false" style:text-line-through-style="none" style:text-line-through-type="none" style:font-name="SFMono-Regular" fo:font-size="9pt" fo:letter-spacing="normal" fo:font-style="normal" fo:text-shadow="none" style:text-underline-style="none" fo:font-weight="normal" officeooo:paragraph-rsid="0014a0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left="0cm" fo:margin-right="0cm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9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44be" officeooo:paragraph-rsid="002144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1252" officeooo:paragraph-rsid="00241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90f" officeooo:paragraph-rsid="0025a9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3d639"/>
    </style:style>
    <style:style style:name="T2" style:family="text">
      <style:text-properties officeooo:rsid="00051c85"/>
    </style:style>
    <style:style style:name="T3" style:family="text">
      <style:text-properties fo:font-variant="normal" fo:text-transform="none" fo:color="#24292e" style:font-name="SFMono-Regular" fo:font-size="9pt" fo:letter-spacing="normal"/>
    </style:style>
    <style:style style:name="T4" style:family="text">
      <style:text-properties fo:font-variant="normal" fo:text-transform="none" fo:color="#24292e" style:font-name="SFMono-Regular" fo:letter-spacing="normal"/>
    </style:style>
    <style:style style:name="T5" style:family="text">
      <style:text-properties fo:font-variant="normal" fo:text-transform="none" fo:color="#24292e" fo:letter-spacing="normal"/>
    </style:style>
    <style:style style:name="T6" style:family="text">
      <style:text-properties fo:font-variant="normal" fo:text-transform="none" fo:color="#24292e" fo:letter-spacing="normal" fo:font-style="normal" fo:font-weight="normal"/>
    </style:style>
    <style:style style:name="T7" style:family="text">
      <style:text-properties fo:font-variant="normal" fo:text-transform="none" fo:color="#6f42c1" style:font-name="SFMono-Regular" fo:font-size="9pt" fo:letter-spacing="normal"/>
    </style:style>
    <style:style style:name="T8" style:family="text">
      <style:text-properties fo:font-variant="normal" fo:text-transform="none" fo:color="#6f42c1" style:font-name="SFMono-Regular" fo:letter-spacing="normal"/>
    </style:style>
    <style:style style:name="T9" style:family="text">
      <style:text-properties fo:font-variant="normal" fo:text-transform="none" fo:color="#6f42c1" fo:letter-spacing="normal" fo:font-style="normal" fo:font-weight="normal"/>
    </style:style>
    <style:style style:name="T10" style:family="text">
      <style:text-properties fo:font-variant="normal" fo:text-transform="none" fo:color="#d73a49" style:font-name="SFMono-Regular" fo:font-size="9pt" fo:letter-spacing="normal"/>
    </style:style>
    <style:style style:name="T11" style:family="text">
      <style:text-properties fo:font-variant="normal" fo:text-transform="none" fo:color="#005cc5" style:font-name="SFMono-Regular" fo:font-size="9pt" fo:letter-spacing="normal"/>
    </style:style>
    <style:style style:name="T12" style:family="text">
      <style:text-properties fo:color="#6f42c1"/>
    </style:style>
    <style:style style:name="T13" style:family="text">
      <style:text-properties fo:color="#6f42c1" officeooo:rsid="0003d639"/>
    </style:style>
    <style:style style:name="T14" style:family="text">
      <style:text-properties officeooo:rsid="000ba463"/>
    </style:style>
    <style:style style:name="T15" style:family="text">
      <style:text-properties officeooo:rsid="00104b74"/>
    </style:style>
    <style:style style:name="T16" style:family="text">
      <style:text-properties officeooo:rsid="0012c7de"/>
    </style:style>
    <style:style style:name="T17" style:family="text">
      <style:text-properties officeooo:rsid="001c2bc2"/>
    </style:style>
    <style:style style:name="T18" style:family="text">
      <style:text-properties officeooo:rsid="001c3079"/>
    </style:style>
    <style:style style:name="T19" style:family="text">
      <style:text-properties officeooo:rsid="001e03f3"/>
    </style:style>
    <style:style style:name="T20" style:family="text">
      <style:text-properties officeooo:rsid="001f0f8b"/>
    </style:style>
    <style:style style:name="T21" style:family="text">
      <style:text-properties officeooo:rsid="001f90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4">Chemin vers fonction</text:p>
          </table:table-cell>
          <table:table-cell table:style-name="Tableau1.A1" office:value-type="string">
            <text:p text:style-name="P1">Nom fonction</text:p>
          </table:table-cell>
          <table:table-cell table:style-name="Tableau1.A1" office:value-type="string">
            <text:p text:style-name="P4">Paramètres</text:p>
          </table:table-cell>
          <table:table-cell table:style-name="Tableau1.A1" office:value-type="string">
            <text:p text:style-name="P12">Type valeur renvoyée</text:p>
          </table:table-cell>
          <table:table-cell table:style-name="Tableau1.E1" office:value-type="string">
            <text:p text:style-name="P1">Description fonction</text:p>
          </table:table-cell>
        </table:table-row>
        <table:table-row>
          <table:table-cell table:style-name="Tableau1.A2" office:value-type="string">
            <text:p text:style-name="P1"><text:span text:style-name="T2">uast/util/</text:span>callUtils.<text:span text:style-name="T2">kt</text:span></text:p>
          </table:table-cell>
          <table:table-cell table:style-name="Tableau1.A2" office:value-type="string">
            <text:p text:style-name="P1">UElement<text:span text:style-name="T12">.isConstructorCall</text:span>()</text:p>
          </table:table-cell>
          <table:table-cell table:style-name="Tableau1.A2" office:value-type="string">
            <text:p text:style-name="P4">Aucun</text:p>
          </table:table-cell>
          <table:table-cell table:style-name="Tableau1.A2" office:value-type="string">
            <text:p text:style-name="P12">Boolean</text:p>
          </table:table-cell>
          <table:table-cell table:style-name="Tableau1.E2" office:value-type="string">
            <text:p text:style-name="P1">Vérifie si <text:span text:style-name="T14">le type d’appel à l’élément est de type </text:span>CONSTRUCTOR_CALL. <text:span text:style-name="T14">Renvoie False sinon</text:span></text:p>
            <text:p text:style-name="P1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U<text:span text:style-name="T1">E</text:span>lement<text:span text:style-name="T12">.isMethodCall</text:span>()</text:p>
          </table:table-cell>
          <table:table-cell table:style-name="Tableau1.A2" office:value-type="string">
            <text:p text:style-name="P4">Aucun</text:p>
          </table:table-cell>
          <table:table-cell table:style-name="Tableau1.A2" office:value-type="string">
            <text:p text:style-name="P12">Boolean</text:p>
          </table:table-cell>
          <table:table-cell table:style-name="Tableau1.E2" office:value-type="string">
            <text:p text:style-name="P3">Même principe qu’au-dessus mais avec METHOD_CALL.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U<text:span text:style-name="T1">E</text:span>lement<text:span text:style-name="T12">.</text:span><text:span text:style-name="T13">isNewArray</text:span><text:span text:style-name="T1">()</text:span></text:p>
          </table:table-cell>
          <table:table-cell table:style-name="Tableau1.A2" office:value-type="string">
            <text:p text:style-name="P4">Aucun</text:p>
          </table:table-cell>
          <table:table-cell table:style-name="Tableau1.A2" office:value-type="string">
            <text:p text:style-name="P12">Boolean</text:p>
          </table:table-cell>
          <table:table-cell table:style-name="Tableau1.E2" office:value-type="string">
            <text:p text:style-name="P25">Renvoie true si le tableau de UElement appelant est true dans l’un des deux cas ci-dessous.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7"><text:span text:style-name="T6">UElement.</text:span><text:span text:style-name="T9">isNewArrayWithDimensions</text:span><text:span text:style-name="T6">()</text:span> </text:p>
          </table:table-cell>
          <table:table-cell table:style-name="Tableau1.A2" office:value-type="string">
            <text:p text:style-name="P5">Aucun</text:p>
          </table:table-cell>
          <table:table-cell table:style-name="Tableau1.A2" office:value-type="string">
            <text:p text:style-name="P12">Boolean</text:p>
          </table:table-cell>
          <table:table-cell table:style-name="Tableau1.E2" office:value-type="string">
            <text:p text:style-name="P16">Vérifie si <text:span text:style-name="T14">le type d’appel à l’élément est de type NEW_ARRAY_WITH_DIMENSIONS</text:span>. <text:span text:style-name="T14">Renvoie False sinon</text:span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7"><text:span text:style-name="T6">UElement.</text:span><text:span text:style-name="T9">isNewArrayWithInitializer</text:span><text:span text:style-name="T6">()</text:span> </text:p>
          </table:table-cell>
          <table:table-cell table:style-name="Tableau1.A2" office:value-type="string">
            <text:p text:style-name="P5">Aucun</text:p>
          </table:table-cell>
          <table:table-cell table:style-name="Tableau1.A2" office:value-type="string">
            <text:p text:style-name="P12">Boolean</text:p>
          </table:table-cell>
          <table:table-cell table:style-name="Tableau1.E2" office:value-type="string">
            <text:p text:style-name="P16">Vérifie si <text:span text:style-name="T14">le type d’appel à l’élément est de type NEW_ARRAY_WITH_INITIALIZER</text:span>. <text:span text:style-name="T14">Renvoie False sinon</text:span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7"><text:span text:style-name="T6">UElement.</text:span><text:span text:style-name="T9">isArrayInitializer</text:span><text:span text:style-name="T6">()</text:span> </text:p>
          </table:table-cell>
          <table:table-cell table:style-name="Tableau1.A2" office:value-type="string">
            <text:p text:style-name="P5">Aucun</text:p>
          </table:table-cell>
          <table:table-cell table:style-name="Tableau1.A2" office:value-type="string">
            <text:p text:style-name="P12">Boolean</text:p>
          </table:table-cell>
          <table:table-cell table:style-name="Tableau1.E2" office:value-type="string">
            <text:p text:style-name="P17">Vérifie si <text:span text:style-name="T14">le type d’appel à l’élément est de type NESTED_ARRAY_INITIALIZER</text:span>. <text:span text:style-name="T14">Renvoie False sinon</text:span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7"><text:span text:style-name="T6">UElement.</text:span><text:span text:style-name="T9">isTypeCast</text:span><text:span text:style-name="T6">()</text:span> </text:p>
          </table:table-cell>
          <table:table-cell table:style-name="Tableau1.A2" office:value-type="string">
            <text:p text:style-name="P5">Aucun</text:p>
          </table:table-cell>
          <table:table-cell table:style-name="Tableau1.A2" office:value-type="string">
            <text:p text:style-name="P12">Boolean</text:p>
          </table:table-cell>
          <table:table-cell table:style-name="Tableau1.E2" office:value-type="string">
            <text:p text:style-name="P18">Vérifie si le type d’opération binaire typée <text:s/>demandée est <text:s/><text:span text:style-name="T15">un Cast. Le type étant</text:span> TypeCast (comme as ou as?)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7"><text:span text:style-name="T6">UElement.</text:span><text:span text:style-name="T9">isInstanceCheck</text:span><text:span text:style-name="T6">()</text:span> </text:p>
          </table:table-cell>
          <table:table-cell table:style-name="Tableau1.A2" office:value-type="string">
            <text:p text:style-name="P5">Aucun</text:p>
          </table:table-cell>
          <table:table-cell table:style-name="Tableau1.A2" office:value-type="string">
            <text:p text:style-name="P12">Boolean</text:p>
          </table:table-cell>
          <table:table-cell table:style-name="Tableau1.E2" office:value-type="string">
            <text:p text:style-name="P18">Vérifie si le type d’opération binaire typée <text:s/>demandée est une instanciation. Le type étant <text:s/>InstanceCheck (comme is ou is?)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7"><text:span text:style-name="T6">UElement.</text:span><text:span text:style-name="T9">isAssignment</text:span><text:span text:style-name="T6">()</text:span> </text:p>
          </table:table-cell>
          <table:table-cell table:style-name="Tableau1.A2" office:value-type="string">
            <text:p text:style-name="P5">Aucun</text:p>
          </table:table-cell>
          <table:table-cell table:style-name="Tableau1.A2" office:value-type="string">
            <text:p text:style-name="P12">Boolean</text:p>
          </table:table-cell>
          <table:table-cell table:style-name="Tableau1.E2" office:value-type="string">
            <text:p text:style-name="P19">Vérifie si l’opérateur d’une opération est une assignation ( = )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7"><text:span text:style-name="T6">UVariable.</text:span><text:span text:style-name="T9">isResourceVariable</text:span><text:span text:style-name="T6">()</text:span> </text:p>
          </table:table-cell>
          <table:table-cell table:style-name="Tableau1.A2" office:value-type="string">
            <text:p text:style-name="P5">Aucun</text:p>
          </table:table-cell>
          <table:table-cell table:style-name="Tableau1.A2" office:value-type="string">
            <text:p text:style-name="P13">Boolean</text:p>
          </table:table-cell>
          <table:table-cell table:style-name="Tableau1.E2" office:value-type="string">
            <text:p text:style-name="P20">Vérifie si la variable actuelle peut changer en cours de route. (le Try/Catch pouvant lever une erreur et ne pas valoriser cette variable.</text:p>
          </table:table-cell>
        </table:table-row>
        <text:soft-page-break/>
        <table:table-row>
          <table:table-cell table:style-name="Tableau1.A2" office:value-type="string">
            <text:p text:style-name="P21">uast/expressions/uastLiteralUtils</text:p>
          </table:table-cell>
          <table:table-cell table:style-name="Tableau1.A2" office:value-type="string">
            <text:p text:style-name="P6"><text:span text:style-name="T4">UElement.</text:span><text:span text:style-name="T8">isNullLiteral</text:span><text:span text:style-name="T4">()</text:span> </text:p>
          </table:table-cell>
          <table:table-cell table:style-name="Tableau1.A2" office:value-type="string">
            <text:p text:style-name="P21">Aucun</text:p>
          </table:table-cell>
          <table:table-cell table:style-name="Tableau1.A2" office:value-type="string">
            <text:p text:style-name="P21">Boolean</text:p>
          </table:table-cell>
          <table:table-cell table:style-name="Tableau1.E2" office:value-type="string">
            <text:p text:style-name="P6">Vérifie si l'élément[UElement] est un littéral nul.</text:p>
            <text:p text:style-name="P6"><text:s/>@retour vrai si le récepteur est un littéral nul, faux sinon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4">UElement.</text:span><text:span text:style-name="T8">isBooleanLiteral</text:span><text:span text:style-name="T4">()</text:span> </text:p>
          </table:table-cell>
          <table:table-cell table:style-name="Tableau1.A2" office:value-type="string">
            <text:p text:style-name="P21">Aucun</text:p>
          </table:table-cell>
          <table:table-cell table:style-name="Tableau1.A2" office:value-type="string">
            <text:p text:style-name="P21">Boolean</text:p>
          </table:table-cell>
          <table:table-cell table:style-name="Tableau1.E2" office:value-type="string">
            <text:p text:style-name="P6">Vérifie si l'élément[UElement] est un littéral booléen.</text:p>
            <text:p text:style-name="P6"><text:s/>@retour vrai si le récepteur est un littéral booléen, faux sinon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4">UElement.</text:span><text:span text:style-name="T8">isTrueLiteral</text:span><text:span text:style-name="T4">()</text:span> </text:p>
          </table:table-cell>
          <table:table-cell table:style-name="Tableau1.A2" office:value-type="string">
            <text:p text:style-name="P22">Aucun</text:p>
          </table:table-cell>
          <table:table-cell table:style-name="Tableau1.A2" office:value-type="string">
            <text:p text:style-name="P22">Boolean</text:p>
          </table:table-cell>
          <table:table-cell table:style-name="Tableau1.E2" office:value-type="string">
            <text:p text:style-name="P6">Vérifie si l'élément[UElement] est un littéral booléen " vrai ".</text:p>
            <text:p text:style-name="P6"><text:s/>Retourne <text:span text:style-name="T16">vrai</text:span> si le récepteur est un littéral booléen " vrai ", <text:span text:style-name="T16">faux</text:span> sinon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lement.</text:span><text:span text:style-name="T7">isFalseLiteral</text:span><text:span text:style-name="T3">()</text:span> </text:p>
          </table:table-cell>
          <table:table-cell table:style-name="Tableau1.A2" office:value-type="string">
            <text:p text:style-name="P22">Aucun</text:p>
          </table:table-cell>
          <table:table-cell table:style-name="Tableau1.A2" office:value-type="string">
            <text:p text:style-name="P22">Boolean</text:p>
          </table:table-cell>
          <table:table-cell table:style-name="Tableau1.E2" office:value-type="string">
            <text:p text:style-name="P6">Vérifie si l'élément[UElement] est un littéral booléen "faux".</text:p>
            <text:p text:style-name="P6">Retourne vrai si le récepteur est un littéral booléen "faux", faux sinon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lement.</text:span><text:span text:style-name="T7">isStringLiteral</text:span><text:span text:style-name="T3">()</text:span> </text:p>
          </table:table-cell>
          <table:table-cell table:style-name="Tableau1.A2" office:value-type="string">
            <text:p text:style-name="P22">Aucun</text:p>
          </table:table-cell>
          <table:table-cell table:style-name="Tableau1.A2" office:value-type="string">
            <text:p text:style-name="P22">Boolean</text:p>
          </table:table-cell>
          <table:table-cell table:style-name="Tableau1.E2" office:value-type="string">
            <text:p text:style-name="P6"><text:s/>Vérifie si l'élément[UElement] est un littéral[String].</text:p>
            <text:p text:style-name="P6">Retourne vrai si le récepteur est un[String] littéral, faux sinon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lement?.</text:span><text:span text:style-name="T7">isInjectionHost</text:span><text:span text:style-name="T3">()</text:span> </text:p>
          </table:table-cell>
          <table:table-cell table:style-name="Tableau1.A2" office:value-type="string">
            <text:p text:style-name="P22">Aucun</text:p>
          </table:table-cell>
          <table:table-cell table:style-name="Tableau1.A2" office:value-type="string">
            <text:p text:style-name="P22">Boolean</text:p>
          </table:table-cell>
          <table:table-cell table:style-name="Tableau1.E2" office:value-type="string">
            <text:p text:style-name="P10">Vérifie si l'[UElement] est un détenteur de[PsiLanguageInjectionHost].</text:p>
            <text:p text:style-name="P6">NOTE : C'est une fonction transitoire jusqu'à ce que tout migre vers[UInjectionHost]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lement.</text:span><text:span text:style-name="T7">getValueIfStringLiteral</text:span><text:span text:style-name="T3">()</text:span> </text:p>
          </table:table-cell>
          <table:table-cell table:style-name="Tableau1.A2" office:value-type="string">
            <text:p text:style-name="P22">Aucun</text:p>
          </table:table-cell>
          <table:table-cell table:style-name="Tableau1.A2" office:value-type="string">
            <text:p text:style-name="P22">Boolean</text:p>
          </table:table-cell>
          <table:table-cell table:style-name="Tableau1.E2" office:value-type="string">
            <text:p text:style-name="P6"><text:s/>Renvoie la valeur <text:span text:style-name="T20">de la </text:span>[String] <text:span text:style-name="T20">si le littéral en est une, sinon null</text:span>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lement.</text:span><text:span text:style-name="T7">isNumberLiteral</text:span><text:span text:style-name="T3">()</text:span> </text:p>
          </table:table-cell>
          <table:table-cell table:style-name="Tableau1.A2" office:value-type="string">
            <text:p text:style-name="P22">Aucun</text:p>
          </table:table-cell>
          <table:table-cell table:style-name="Tableau1.A2" office:value-type="string">
            <text:p text:style-name="P22">Boolean</text:p>
          </table:table-cell>
          <table:table-cell table:style-name="Tableau1.E2" office:value-type="string">
            <text:p text:style-name="P6"><text:s/>Vérifie si l'élément[UElement] est un[<text:span text:style-name="T20">Number</text:span>] littéral (Entier, Long, Flottant, Double, etc.).</text:p>
            <text:p text:style-name="P6">Retourne <text:span text:style-name="T17">true</text:span> si le récepteur est un[<text:span text:style-name="T17">Number</text:span>] littéral, false sinon.</text:p>
          </table:table-cell>
        </table:table-row>
        <text:soft-page-break/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lement.</text:span><text:span text:style-name="T7">isIntegralLiteral</text:span><text:span text:style-name="T3">()</text:span> </text:p>
          </table:table-cell>
          <table:table-cell table:style-name="Tableau1.A2" office:value-type="string">
            <text:p text:style-name="P22">Aucun</text:p>
          </table:table-cell>
          <table:table-cell table:style-name="Tableau1.A2" office:value-type="string">
            <text:p text:style-name="P22">Boolean</text:p>
          </table:table-cell>
          <table:table-cell table:style-name="Tableau1.E2" office:value-type="string">
            <text:p text:style-name="P6"><text:s/>Vérifie si l'élément[UElement] est un littéral intégral (est un[<text:span text:style-name="T17">Integer</text:span>],[Long],[<text:span text:style-name="T17">Short</text:span>],[<text:span text:style-name="T17">Char</text:span>] ou[<text:span text:style-name="T17">Byte</text:span>]).</text:p>
            <text:p text:style-name="P6"><text:s/>Retourne true si le récepteur est un entier littéral, false sinon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LiteralExpression.</text:span><text:span text:style-name="T7">getLongValue</text:span><text:span text:style-name="T3">()</text:span> </text:p>
          </table:table-cell>
          <table:table-cell table:style-name="Tableau1.A2" office:value-type="string">
            <text:p text:style-name="P22">Aucun</text:p>
          </table:table-cell>
          <table:table-cell table:style-name="Tableau1.A2" office:value-type="string">
            <text:p text:style-name="P22">Boolean</text:p>
          </table:table-cell>
          <table:table-cell table:style-name="Tableau1.E2" office:value-type="string">
            <text:p text:style-name="P6">Renvoie <text:span text:style-name="T21">un Long</text:span> d<text:span text:style-name="T21">e l’expression littérale appelante</text:span>.</text:p>
            <text:p text:style-name="P29"><text:span text:style-name="T21">Si cette expression est de type Int, Short, Char, Byte ou Long: renvoie ces valeurs sous forme de Long, sinon renvoie 0.</text:span>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7">unwrapPolyadic</text:span><text:span text:style-name="T3">(uElement</text:span><text:span text:style-name="T10">:</text:span><text:span text:style-name="T5"> </text:span><text:span text:style-name="T7">UExpression</text:span><text:span text:style-name="T3">)</text:span> </text:p>
          </table:table-cell>
          <table:table-cell table:style-name="Tableau1.A2" office:value-type="string">
            <text:p text:style-name="P7"><text:span text:style-name="T3">uElement</text:span><text:span text:style-name="T10">:</text:span><text:span text:style-name="T5"> </text:span><text:span text:style-name="T7">UExpression</text:span></text:p>
          </table:table-cell>
          <table:table-cell table:style-name="Tableau1.A2" office:value-type="string">
            <text:p text:style-name="P6"><text:span text:style-name="T7">UExpression</text:span> </text:p>
          </table:table-cell>
          <table:table-cell table:style-name="Tableau1.E2" office:value-type="string">
            <text:p text:style-name="P30">Si l’élément en paramètre est une expression littérale et que son parent est une expression polyadique alors on retourne ce parent.</text:p>
            <text:p text:style-name="P30">Sinon renvoie l’élément en paramètre tel quel.</text:p>
          </table:table-cell>
        </table:table-row>
        <table:table-row>
          <table:table-cell table:style-name="Tableau1.A2" office:value-type="string">
            <text:p text:style-name="P23">uast/qualifiedUtils</text:p>
          </table:table-cell>
          <table:table-cell table:style-name="Tableau1.A2" office:value-type="string">
            <text:p text:style-name="P6"><text:span text:style-name="T3">UExpression.</text:span><text:span text:style-name="T7">getQualifiedParentOrThis</text:span><text:span text:style-name="T3">()</text:span> </text:p>
          </table:table-cell>
          <table:table-cell table:style-name="Tableau1.A2" office:value-type="string">
            <text:p text:style-name="P23">Aucun</text:p>
          </table:table-cell>
          <table:table-cell table:style-name="Tableau1.A2" office:value-type="string">
            <text:p text:style-name="P26">UExpression</text:p>
          </table:table-cell>
          <table:table-cell table:style-name="Tableau1.E2" office:value-type="string">
            <text:p text:style-name="P31">Renvoie le parent de l’expression sélectionnée, <text:s/>sinon renvoie lui même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xpression.</text:span><text:span text:style-name="T7">asQualifiedPath</text:span><text:span text:style-name="T3">()</text:span> </text:p>
          </table:table-cell>
          <table:table-cell table:style-name="Tableau1.A2" office:value-type="string">
            <text:p text:style-name="P23">Aucun</text:p>
          </table:table-cell>
          <table:table-cell table:style-name="Tableau1.A2" office:value-type="string">
            <text:p text:style-name="P6"><text:span text:style-name="T11">List</text:span><text:span text:style-name="T3">&lt;</text:span><text:span text:style-name="T11">String</text:span><text:span text:style-name="T3">&gt;?</text:span> </text:p>
          </table:table-cell>
          <table:table-cell table:style-name="Tableau1.E2" office:value-type="string">
            <text:p text:style-name="P32">Si l’élement est une expression réference avec un nom simple alors renvoi une list des identifiant de l’élement, sinon si cette élément nest pas une expression reference alors renvoi null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xpression?.</text:span><text:span text:style-name="T7">getQualifiedChain</text:span><text:span text:style-name="T3">()</text:span> </text:p>
          </table:table-cell>
          <table:table-cell table:style-name="Tableau1.A2" office:value-type="string">
            <text:p text:style-name="P23">Aucun</text:p>
          </table:table-cell>
          <table:table-cell table:style-name="Tableau1.A2" office:value-type="string">
            <text:p text:style-name="P6"><text:span text:style-name="T11">List</text:span><text:span text:style-name="T3">&lt;</text:span><text:span text:style-name="T7">UExpression</text:span><text:span text:style-name="T3">&gt;</text:span> </text:p>
          </table:table-cell>
          <table:table-cell table:style-name="Tableau1.E2" office:value-type="string">
            <text:p text:style-name="P6">Retourne la liste des expressions qualifiées.</text:p>
            <text:p text:style-name="P6">Retourne la liste des expressions qualifiées, ou la liste vide si l'expression reçue n'est pas une expression qualifiée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xpression.</text:span><text:span text:style-name="T7">getOutermostQualified</text:span><text:span text:style-name="T3">()</text:span> </text:p>
          </table:table-cell>
          <table:table-cell table:style-name="Tableau1.A2" office:value-type="string">
            <text:p text:style-name="P23">Aucun</text:p>
          </table:table-cell>
          <table:table-cell table:style-name="Tableau1.A2" office:value-type="string">
            <text:p text:style-name="P6"><text:span text:style-name="T7">UQualifiedReferenceExpression?</text:span> </text:p>
          </table:table-cell>
          <table:table-cell table:style-name="Tableau1.E2" office:value-type="string">
            <text:p text:style-name="P6"><text:s/>Return the outermost qualified expression.</text:p>
            <text:p text:style-name="P6"><text:s/>@return the outermost qualified expression, this element if the parent expression is not a qualified expression, or null if the element is not a qualified expression.</text:p>
          </table:table-cell>
        </table:table-row>
        <text:soft-page-break/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4"><text:span text:style-name="T3">UExpression.</text:span><text:span text:style-name="T7">matchesQualified</text:span><text:span text:style-name="T3">(fqName</text:span><text:span text:style-name="T10">:</text:span><text:span text:style-name="T5"> </text:span><text:span text:style-name="T11">String</text:span><text:span text:style-name="T3">)</text:span> </text:p>
          </table:table-cell>
          <table:table-cell table:style-name="Tableau1.A2" office:value-type="string">
            <text:p text:style-name="P15"><text:span text:style-name="T3">fqName</text:span><text:span text:style-name="T10">:</text:span><text:span text:style-name="T5"> </text:span><text:span text:style-name="T11">String</text:span></text:p>
          </table:table-cell>
          <table:table-cell table:style-name="Tableau1.A2" office:value-type="string">
            <text:p text:style-name="P23">Boolean</text:p>
          </table:table-cell>
          <table:table-cell table:style-name="Tableau1.E2" office:value-type="string">
            <text:p text:style-name="P11"><text:s/>Vérifie si <text:span text:style-name="T18">la String</text:span> reçue <text:span text:style-name="T18">(après formatage), </text:span>est <text:span text:style-name="T18">semblable au chemin bien formé de l’Uexpression appelante.</text:span>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xpression.</text:span><text:span text:style-name="T7">startsWithQualified</text:span><text:span text:style-name="T3">(fqName</text:span><text:span text:style-name="T10">:</text:span><text:span text:style-name="T5"> </text:span><text:span text:style-name="T11">String</text:span><text:span text:style-name="T3">)</text:span> </text:p>
          </table:table-cell>
          <table:table-cell table:style-name="Tableau1.A2" office:value-type="string">
            <text:p text:style-name="P8"><text:span text:style-name="T3">fqName</text:span><text:span text:style-name="T10">:</text:span><text:span text:style-name="T5"> </text:span><text:span text:style-name="T11">String</text:span></text:p>
          </table:table-cell>
          <table:table-cell table:style-name="Tableau1.A2" office:value-type="string">
            <text:p text:style-name="P23">Boolean</text:p>
          </table:table-cell>
          <table:table-cell table:style-name="Tableau1.E2" office:value-type="string">
            <text:p text:style-name="P6"><text:s/><text:span text:style-name="T19">Comme au-dessus mais avec le début de la chaîne envoyée.</text:span>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xpression.</text:span><text:span text:style-name="T7">endsWithQualified</text:span><text:span text:style-name="T3">(fqName</text:span><text:span text:style-name="T10">:</text:span><text:span text:style-name="T5"> </text:span><text:span text:style-name="T11">String</text:span><text:span text:style-name="T3">)</text:span> </text:p>
          </table:table-cell>
          <table:table-cell table:style-name="Tableau1.A2" office:value-type="string">
            <text:p text:style-name="P8"><text:span text:style-name="T3">fqName</text:span><text:span text:style-name="T10">:</text:span><text:span text:style-name="T5"> </text:span><text:span text:style-name="T11">String</text:span></text:p>
          </table:table-cell>
          <table:table-cell table:style-name="Tableau1.A2" office:value-type="string">
            <text:p text:style-name="P23">Boolean</text:p>
          </table:table-cell>
          <table:table-cell table:style-name="Tableau1.E2" office:value-type="string">
            <text:p text:style-name="P6"><text:s/><text:span text:style-name="T19">Comme au-dessus mais avec la fin de la chaîne envoyée.</text:span>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lement.</text:span><text:span text:style-name="T7">asRecursiveLogString</text:span><text:span text:style-name="T3">(render</text:span><text:span text:style-name="T10">:</text:span><text:span text:style-name="T5"> </text:span><text:span text:style-name="T3">(</text:span><text:span text:style-name="T7">UElement</text:span><text:span text:style-name="T3">) </text:span><text:span text:style-name="T10">-&gt;</text:span><text:span text:style-name="T5"> </text:span><text:span text:style-name="T11">String</text:span><text:span text:style-name="T5"> </text:span><text:span text:style-name="T10">=</text:span><text:span text:style-name="T5"> </text:span><text:span text:style-name="T3">{ it.asLogString() })</text:span> </text:p>
          </table:table-cell>
          <table:table-cell table:style-name="Tableau1.A2" office:value-type="string">
            <text:p text:style-name="P8"><text:span text:style-name="T3">render</text:span><text:span text:style-name="T10">:</text:span><text:span text:style-name="T5"> </text:span><text:span text:style-name="T3">(</text:span><text:span text:style-name="T7">UElement</text:span><text:span text:style-name="T3">) </text:span><text:span text:style-name="T10">-&gt;</text:span><text:span text:style-name="T5"> </text:span><text:span text:style-name="T11">String</text:span><text:span text:style-name="T5"> </text:span><text:span text:style-name="T10">=</text:span><text:span text:style-name="T5"> </text:span><text:span text:style-name="T3">{ it.asLogString() }</text:span></text:p>
          </table:table-cell>
          <table:table-cell table:style-name="Tableau1.A2" office:value-type="string">
            <text:p text:style-name="P6"><text:span text:style-name="T11">String</text:span> </text:p>
          </table:table-cell>
          <table:table-cell table:style-name="Tableau1.E2" office:value-type="string">
            <text:p text:style-name="P6">?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7">getMainMethodClass</text:span><text:span text:style-name="T3">(uMainMethod</text:span><text:span text:style-name="T10">:</text:span><text:span text:style-name="T5"> </text:span><text:span text:style-name="T7">UMethod</text:span><text:span text:style-name="T3">)</text:span> </text:p>
          </table:table-cell>
          <table:table-cell table:style-name="Tableau1.A2" office:value-type="string">
            <text:p text:style-name="P9"><text:span text:style-name="T3">uMainMethod</text:span><text:span text:style-name="T10">:</text:span><text:span text:style-name="T5"> </text:span><text:span text:style-name="T7">UMethod</text:span></text:p>
          </table:table-cell>
          <table:table-cell table:style-name="Tableau1.A2" office:value-type="string">
            <text:p text:style-name="P6"><text:span text:style-name="T7">PsiClass?</text:span><text:span text:style-name="T5"> </text:span></text:p>
          </table:table-cell>
          <table:table-cell table:style-name="Tableau1.E2" office:value-type="string">
            <text:p text:style-name="P6">La méthode @return contient la classe si la méthode donnée est la méthode principale,</text:p>
            <text:p text:style-name="P6"><text:s/>ou la classe contenant l'objet compagnon si la méthode donnée est la méthode principale annotée avec[kotlin.jvm.Jvm.JvmStatic] dans l'objet compagnon,</text:p>
            <text:p text:style-name="P6"><text:s/>sinon *null*.</text:p>
          </table:table-cell>
        </table:table-row>
        <table:table-row>
          <table:table-cell table:style-name="Tableau1.A2" office:value-type="string">
            <text:p text:style-name="P24">uast/UAnnotationUtils</text:p>
          </table:table-cell>
          <table:table-cell table:style-name="Tableau1.A2" office:value-type="string">
            <text:p text:style-name="P6"><text:span text:style-name="T7">getNameElement</text:span><text:span text:style-name="T3">(uElement</text:span><text:span text:style-name="T10">:</text:span><text:span text:style-name="T5"> </text:span><text:span text:style-name="T7">UElement?</text:span><text:span text:style-name="T3">)</text:span> </text:p>
          </table:table-cell>
          <table:table-cell table:style-name="Tableau1.A2" office:value-type="string">
            <text:p text:style-name="P9"><text:span text:style-name="T3">uElement</text:span><text:span text:style-name="T10">:</text:span><text:span text:style-name="T5"> </text:span><text:span text:style-name="T7">UElement?</text:span></text:p>
          </table:table-cell>
          <table:table-cell table:style-name="Tableau1.A2" office:value-type="string">
            <text:p text:style-name="P6"><text:span text:style-name="T7">PsiElement?</text:span> </text:p>
          </table:table-cell>
          <table:table-cell table:style-name="Tableau1.E2" office:value-type="string">
            <text:p text:style-name="P6"><text:s/>retourne un élément de nom d'annotation (identificateur) pour l'entrée d'annotation.</text:p>
            <text:p text:style-name="P6"><text:s/>Considère non seulement les annotations directes[UAnnotation] mais aussi les annotations imbriquées, qui ne sont pas toujours converties en[UAnnotation]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7">getIdentifierAnnotationOwner</text:span><text:span text:style-name="T3">(identifier</text:span><text:span text:style-name="T10">:</text:span><text:span text:style-name="T5"> </text:span><text:span text:style-name="T7">PsiElement</text:span><text:span text:style-name="T3">)</text:span> </text:p>
          </table:table-cell>
          <table:table-cell table:style-name="Tableau1.A2" office:value-type="string">
            <text:p text:style-name="P9"><text:span text:style-name="T3">identifier</text:span><text:span text:style-name="T10">:</text:span><text:span text:style-name="T5"> </text:span><text:span text:style-name="T7">PsiElement</text:span></text:p>
          </table:table-cell>
          <table:table-cell table:style-name="Tableau1.A2" office:value-type="string">
            <text:p text:style-name="P6"><text:span text:style-name="T7">UDeclaration?</text:span> </text:p>
          </table:table-cell>
          <table:table-cell table:style-name="Tableau1.E2" office:value-type="string">
            <text:p text:style-name="P6"><text:s/>identificateur @param un élément d'identificateur qui se produit dans l'annotation, y compris les annotations imbriquées dans les annotations (par exemple, comme attribut de valeur).</text:p>
            <text:p text:style-name="P6"><text:s/>L'élément passé doit pouvoir être converti en[UIdentifier].</text:p>
            <text:p text:style-name="P6"><text:soft-page-break/><text:s/>Retourne une[UDeclaration] à laquelle une annotation complète appartient ou `null' si l'argument donné n'est pas un identifiant dans l'annotation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7">getUParentForAnnotationIdentifier</text:span><text:span text:style-name="T3">(identifier</text:span><text:span text:style-name="T10">:</text:span><text:span text:style-name="T5"> </text:span><text:span text:style-name="T7">PsiElement</text:span><text:span text:style-name="T3">)</text:span> </text:p>
          </table:table-cell>
          <table:table-cell table:style-name="Tableau1.A2" office:value-type="string">
            <text:p text:style-name="P9"><text:span text:style-name="T3">identifier</text:span><text:span text:style-name="T10">:</text:span><text:span text:style-name="T5"> </text:span><text:span text:style-name="T7">PsiElement</text:span></text:p>
          </table:table-cell>
          <table:table-cell table:style-name="Tableau1.A2" office:value-type="string">
            <text:p text:style-name="P6"><text:span text:style-name="T7">UElement?</text:span> </text:p>
          </table:table-cell>
          <table:table-cell table:style-name="Tableau1.E2" office:value-type="string">
            <text:p text:style-name="P6"><text:s/>identificateur @param un élément d'identificateur qui se produit dans l'annotation, y compris les annotations imbriquées dans les annotations (par exemple, comme attribut de valeur).<text:line-break/> <text:s/>L'élément passé doit pouvoir être converti en[UIdentifier].<text:line-break/> retourne un propriétaire de type annotation de l'identifiant passé.<text:line-break/>Le résultat pourrait être :<text:line-break/> <text:s/>- an[UAnnotation] s'il s'agit d'une annotation racine<text:line-break/> - an[UCallExpression] si c'est une annotation imbriquée<text:line-break/> - un autre[UElement] si quelque chose d'étrange se passe (code invalide par exemple)<text:line-break/>- null " si l'argument donné n'est pas un identificateur dans l'annotation.<text:line-break/><text:line-break/><text:line-break/>Traduit avec www.DeepL.com/Translator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7">getContainingUAnnotationEntry</text:span><text:span text:style-name="T3">(uElement</text:span><text:span text:style-name="T10">:</text:span><text:span text:style-name="T5"> </text:span><text:span text:style-name="T7">UElement?</text:span><text:span text:style-name="T3">)</text:span> </text:p>
          </table:table-cell>
          <table:table-cell table:style-name="Tableau1.A2" office:value-type="string">
            <text:p text:style-name="P9"><text:span text:style-name="T3">uElement</text:span><text:span text:style-name="T10">:</text:span><text:span text:style-name="T5"> </text:span><text:span text:style-name="T7">UElement?</text:span></text:p>
          </table:table-cell>
          <table:table-cell table:style-name="Tableau1.A2" office:value-type="string">
            <text:p text:style-name="P6"><text:span text:style-name="T7">Pair</text:span><text:span text:style-name="T3">&lt;</text:span><text:span text:style-name="T7">UAnnotation</text:span><text:span text:style-name="T3">, </text:span><text:span text:style-name="T11">String?</text:span><text:span text:style-name="T3">&gt;?</text:span> </text:p>
          </table:table-cell>
          <table:table-cell table:style-name="Tableau1.E2" office:value-type="string">
            <text:p text:style-name="P6"><text:s/>uElément un élément qui se produit dans l'annotation</text:p>
            <text:p text:style-name="P6"><text:s/>Retourne l'annotation dans laquelle cet élément apparaît et un nom de paramètre correspondant si disponible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7">getContainingAnnotationEntry</text:span><text:span text:style-name="T3">(uElement</text:span><text:span text:style-name="T10">:</text:span><text:span text:style-name="T5"> </text:span><text:span text:style-name="T7">UElement?</text:span><text:span text:style-name="T3">)</text:span> </text:p>
          </table:table-cell>
          <table:table-cell table:style-name="Tableau1.A2" office:value-type="string">
            <text:p text:style-name="P9"><text:span text:style-name="T3">uElement</text:span><text:span text:style-name="T10">:</text:span><text:span text:style-name="T5"> </text:span><text:span text:style-name="T7">UElement?</text:span></text:p>
          </table:table-cell>
          <table:table-cell table:style-name="Tableau1.A2" office:value-type="string">
            <text:p text:style-name="P6"><text:span text:style-name="T7">Pair</text:span><text:span text:style-name="T3">&lt;</text:span><text:span text:style-name="T7">PsiAnnotation</text:span><text:span text:style-name="T3">, </text:span><text:span text:style-name="T11">String?</text:span><text:span text:style-name="T3">&gt;?</text:span> </text:p>
          </table:table-cell>
          <table:table-cell table:style-name="Tableau1.E2" office:value-type="string">
            <text:p text:style-name="P6">?</text:p>
          </table:table-cell>
        </table:table-row>
        <text:soft-page-break/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7">isResolvedToAnnotation</text:span><text:span text:style-name="T3">(reference</text:span><text:span text:style-name="T10">:</text:span><text:span text:style-name="T5"> </text:span><text:span text:style-name="T7">UReferenceExpression?</text:span><text:span text:style-name="T3">) </text:span></text:p>
          </table:table-cell>
          <table:table-cell table:style-name="Tableau1.A2" office:value-type="string">
            <text:p text:style-name="P9"><text:span text:style-name="T3">reference</text:span><text:span text:style-name="T10">:</text:span><text:span text:style-name="T5"> </text:span><text:span text:style-name="T7">UReferenceExpression?</text:span></text:p>
          </table:table-cell>
          <table:table-cell table:style-name="Tableau1.A2" office:value-type="string">
            <text:p text:style-name="P24">Aucun</text:p>
          </table:table-cell>
          <table:table-cell table:style-name="Tableau1.E2" office:value-type="string">
            <text:p text:style-name="P6">?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ext:soft-page-break/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ext:soft-page-break/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09:24:54.993000000</meta:creation-date>
    <dc:date>2019-03-26T12:25:21.916000000</dc:date>
    <meta:editing-duration>PT3H9M46S</meta:editing-duration>
    <meta:editing-cycles>16</meta:editing-cycles>
    <meta:generator>LibreOffice/6.1.5.2$Windows_X86_64 LibreOffice_project/90f8dcf33c87b3705e78202e3df5142b201bd805</meta:generator>
    <meta:document-statistic meta:table-count="1" meta:image-count="0" meta:object-count="0" meta:page-count="8" meta:paragraph-count="171" meta:word-count="896" meta:character-count="7285" meta:non-whitespace-character-count="6479"/>
  </office:meta>
</office:document-meta>
</file>